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3cm" svg:stroke-color="#000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2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476cm" fo:min-width="0.226cm" fo:padding-top="0.151cm" fo:padding-bottom="0.151cm" fo:padding-left="0.276cm" fo:padding-right="0.276cm"/>
    </style:style>
    <style:style style:name="gr3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4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798cm" fo:min-width="0.548cm" fo:padding-top="0.151cm" fo:padding-bottom="0.151cm" fo:padding-left="0.276cm" fo:padding-right="0.276cm"/>
    </style:style>
    <style:style style:name="gr5" style:family="graphic" style:parent-style-name="standard">
      <style:graphic-properties svg:stroke-width="0.053cm" svg:stroke-color="#ffffff" draw:marker-start-width="0.279cm" draw:marker-end-width="0.279cm" svg:stroke-opacity="0%" draw:fill-color="#ffffff" draw:opacity="0%" draw:textarea-horizontal-align="justify" draw:textarea-vertical-align="middle" draw:auto-grow-height="false" fo:min-height="0.798cm" fo:min-width="0.448cm" fo:padding-top="0.151cm" fo:padding-bottom="0.151cm" fo:padding-left="0.276cm" fo:padding-right="0.276cm"/>
    </style:style>
    <style:style style:name="gr6" style:family="graphic" style:parent-style-name="standard">
      <style:graphic-properties svg:stroke-width="0.053cm" svg:stroke-color="#000000" draw:marker-start-width="0.279cm" draw:marker-end-width="0.279cm" draw:fill-color="#ffffff" draw:opacity="0%" draw:textarea-horizontal-align="justify" draw:textarea-vertical-align="middle" draw:auto-grow-height="false" fo:min-height="0.798cm" fo:min-width="0.448cm" fo:padding-top="0.151cm" fo:padding-bottom="0.151cm" fo:padding-left="0.276cm" fo:padding-right="0.276cm"/>
    </style:style>
    <style:style style:name="gr7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298cm" fo:min-width="8.148cm" fo:padding-top="0.151cm" fo:padding-bottom="0.151cm" fo:padding-left="0.276cm" fo:padding-right="0.276cm"/>
    </style:style>
    <style:style style:name="gr8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298cm" fo:min-width="4.548cm" fo:padding-top="0.151cm" fo:padding-bottom="0.151cm" fo:padding-left="0.276cm" fo:padding-right="0.276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style:paragraph-properties fo:text-align="center" style:writing-mode="lr-tb"/>
    </style:style>
    <style:style style:name="P5" style:family="paragraph">
      <loext:graphic-properties draw:fill-color="#ffffff" draw:opacity="0%"/>
      <style:paragraph-properties fo:text-align="center" style:writing-mode="lr-tb"/>
      <style:text-properties fo:color="#00a65d"/>
    </style:style>
    <style:style style:name="P6" style:family="paragraph">
      <loext:graphic-properties draw:fill-color="#ffffff" draw:opacity="0%"/>
      <style:paragraph-properties fo:text-align="center" style:writing-mode="lr-tb"/>
    </style:style>
    <style:style style:name="P7" style:family="paragraph">
      <loext:graphic-properties draw:fill-color="#ffffff" draw:opacity="0%"/>
      <style:paragraph-properties fo:text-align="center"/>
    </style:style>
    <style:style style:name="P8" style:family="paragraph">
      <loext:graphic-properties draw:fill="none" draw:fill-color="#ffffff"/>
    </style:style>
    <style:style style:name="P9" style:family="paragraph">
      <style:text-properties fo:color="#00a65d"/>
    </style:style>
    <style:style style:name="P10" style:family="paragraph">
      <loext:graphic-properties draw:fill="none" draw:fill-color="#ffffff"/>
      <style:text-properties fo:color="#00a65d"/>
    </style:style>
    <style:style style:name="T1" style:family="text">
      <style:text-properties fo:color="#00a65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line draw:style-name="gr1" draw:text-style-name="P1" draw:layer="layout" svg:x1="6.939cm" svg:y1="8.294cm" svg:x2="5.857cm" svg:y2="7.006cm">
          <text:p/>
        </draw:line>
        <draw:custom-shape draw:style-name="gr2" draw:text-style-name="P3" draw:layer="layout" svg:width="1.1cm" svg:height="1.1cm" svg:x="6.501cm" svg:y="8.196cm">
          <text:p text:style-name="P2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8.198cm" svg:y1="4.796cm" svg:x2="5.698cm" svg:y2="6.196cm">
          <text:p/>
        </draw:line>
        <draw:line draw:style-name="gr3" draw:text-style-name="P1" draw:layer="layout" svg:x1="5.039cm" svg:y1="7.031cm" svg:x2="3.999cm" svg:y2="8.297cm">
          <text:p/>
        </draw:line>
        <draw:custom-shape draw:style-name="gr2" draw:text-style-name="P3" draw:layer="layout" svg:width="1.1cm" svg:height="1.1cm" svg:x="3.2cm" svg:y="8.198cm">
          <text:p text:style-name="P2">1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1cm" svg:height="1.1cm" svg:x="8.098cm" svg:y="3.996cm">
          <text:p text:style-name="P2">4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9.101cm" svg:y1="4.797cm" svg:x2="11.601cm" svg:y2="6.197cm">
          <text:p/>
        </draw:line>
        <draw:custom-shape draw:style-name="gr4" draw:text-style-name="P3" draw:layer="layout" svg:width="1.1cm" svg:height="1.1cm" svg:x="11.3cm" svg:y="6.098cm">
          <text:p text:style-name="P2">18</text:p>
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11.44cm" svg:y1="7.032cm" svg:x2="10.4cm" svg:y2="8.298cm">
          <text:p/>
        </draw:line>
        <draw:custom-shape draw:style-name="gr2" draw:text-style-name="P3" draw:layer="layout" svg:width="1.1cm" svg:height="1.1cm" svg:x="9.601cm" svg:y="8.199cm">
          <text:p text:style-name="P2">1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4.16cm" svg:y1="9.129cm" svg:x2="5.2cm" svg:y2="10.395cm">
          <text:p/>
        </draw:line>
        <draw:custom-shape draw:style-name="gr4" draw:text-style-name="P3" draw:layer="layout" svg:width="1.1cm" svg:height="1.1cm" svg:x="4.899cm" svg:y="10.296cm">
          <text:p text:style-name="P2">5</text:p>
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3.339cm" svg:y1="9.128cm" svg:x2="2.299cm" svg:y2="10.394cm">
          <text:p/>
        </draw:line>
        <draw:custom-shape draw:style-name="gr2" draw:text-style-name="P3" draw:layer="layout" svg:width="1.1cm" svg:height="1.1cm" svg:x="1.5cm" svg:y="10.295cm">
          <text:p text:style-name="P2">1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1cm" svg:height="1.1cm" svg:x="4.899cm" svg:y="6.094cm">
          <text:p text:style-name="P2">2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3.34cm" svg:y1="8.295cm" svg:x2="12.258cm" svg:y2="7.007cm">
          <text:p/>
        </draw:line>
        <draw:custom-shape draw:style-name="gr2" draw:text-style-name="P3" draw:layer="layout" svg:width="1.1cm" svg:height="1.1cm" svg:x="12.902cm" svg:y="8.197cm">
          <text:p text:style-name="P2">1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1cm" svg:height="1.1cm" svg:x="22cm" svg:y="7.3cm">
          <text:p text:style-name="P4"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cm" svg:height="1.1cm" svg:x="21cm" svg:y="7.3cm">
          <text:p text:style-name="P4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cm" svg:height="1.1cm" svg:x="20cm" svg:y="7.3cm">
          <text:p text:style-name="P4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cm" svg:height="1.1cm" svg:x="18cm" svg:y="7.3cm">
          <text:p text:style-name="P4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cm" svg:height="1.1cm" svg:x="19cm" svg:y="7.3cm">
          <text:p text:style-name="P4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cm" svg:height="1.1cm" svg:x="17cm" svg:y="7.3cm">
          <text:p text:style-name="P4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cm" svg:height="1.1cm" svg:x="16cm" svg:y="7.3cm">
          <text:p text:style-name="P4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cm" svg:height="1.1cm" svg:x="15cm" svg:y="7.3cm">
          <text:p text:style-name="P4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cm" svg:height="1.1cm" svg:x="23cm" svg:y="7.3cm">
          <text:p text:style-name="P4"><text:span text:style-name="T1">9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cm" svg:height="1.1cm" svg:x="15cm" svg:y="8.4cm">
          <text:p text:style-name="P4">42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cm" svg:height="1.1cm" svg:x="16cm" svg:y="8.4cm">
          <text:p text:style-name="P4">29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cm" svg:height="1.1cm" svg:x="17cm" svg:y="8.4cm">
          <text:p text:style-name="P4">18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cm" svg:height="1.1cm" svg:x="18cm" svg:y="8.4cm">
          <text:p text:style-name="P4">14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cm" svg:height="1.1cm" svg:x="19cm" svg:y="8.4cm">
          <text:p text:style-name="P4">7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cm" svg:height="1.1cm" svg:x="20cm" svg:y="8.4cm">
          <text:p text:style-name="P4">18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cm" svg:height="1.1cm" svg:x="21cm" svg:y="8.4cm">
          <text:p text:style-name="P2">12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cm" svg:height="1.1cm" svg:x="22cm" svg:y="8.4cm">
          <text:p text:style-name="P2">11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cm" svg:height="1.1cm" svg:x="23cm" svg:y="8.4cm">
          <text:p text:style-name="P2">5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cm" svg:height="1.1cm" svg:x="9cm" svg:y="3.6cm">
          <text:p text:style-name="P4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cm" svg:height="1.1cm" svg:x="12cm" svg:y="5.2cm">
          <text:p text:style-name="P4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cm" svg:height="1.1cm" svg:x="13.5cm" svg:y="7.3cm">
          <text:p text:style-name="P4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cm" svg:height="1.1cm" svg:x="9.4cm" svg:y="7.2cm">
          <text:p text:style-name="P4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cm" svg:height="1.1cm" svg:x="4.3cm" svg:y="5.3cm">
          <text:p text:style-name="P4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cm" svg:height="1.1cm" svg:x="2.8cm" svg:y="7.3cm">
          <text:p text:style-name="P4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cm" svg:height="1.1cm" svg:x="7.1cm" svg:y="7.3cm">
          <text:p text:style-name="P4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cm" svg:height="1.1cm" svg:x="5.6cm" svg:y="9.5cm">
          <text:p text:style-name="P4"><text:span text:style-name="T1">9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cm" svg:height="1.1cm" svg:x="1.2cm" svg:y="9.4cm">
          <text:p text:style-name="P4"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8.7cm" svg:height="0.6cm" svg:x="8.4cm" svg:y="1.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5.1cm" svg:height="0.6cm" svg:x="8.4cm" svg:y="1.5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8.8cm" svg:y1="1.5cm" svg:x2="8.4cm" svg:y2="1.8cm">
          <text:p/>
        </draw:line>
        <draw:line draw:style-name="gr3" draw:text-style-name="P1" draw:layer="layout" svg:x1="9.2cm" svg:y1="1.5cm" svg:x2="8.4cm" svg:y2="2.1cm">
          <text:p/>
        </draw:line>
        <draw:line draw:style-name="gr3" draw:text-style-name="P1" draw:layer="layout" svg:x1="9.6cm" svg:y1="1.5cm" svg:x2="8.8cm" svg:y2="2.1cm">
          <text:p/>
        </draw:line>
        <draw:line draw:style-name="gr3" draw:text-style-name="P1" draw:layer="layout" svg:x1="9.6cm" svg:y1="1.5cm" svg:x2="9.2cm" svg:y2="1.8cm">
          <text:p/>
        </draw:line>
        <draw:line draw:style-name="gr3" draw:text-style-name="P1" draw:layer="layout" svg:x1="10cm" svg:y1="1.5cm" svg:x2="9.2cm" svg:y2="2.1cm">
          <text:p/>
        </draw:line>
        <draw:line draw:style-name="gr3" draw:text-style-name="P1" draw:layer="layout" svg:x1="10.4cm" svg:y1="1.5cm" svg:x2="9.6cm" svg:y2="2.1cm">
          <text:p/>
        </draw:line>
        <draw:line draw:style-name="gr3" draw:text-style-name="P1" draw:layer="layout" svg:x1="10.4cm" svg:y1="1.5cm" svg:x2="10cm" svg:y2="1.8cm">
          <text:p/>
        </draw:line>
        <draw:line draw:style-name="gr3" draw:text-style-name="P1" draw:layer="layout" svg:x1="10.8cm" svg:y1="1.5cm" svg:x2="10cm" svg:y2="2.1cm">
          <text:p/>
        </draw:line>
        <draw:line draw:style-name="gr3" draw:text-style-name="P1" draw:layer="layout" svg:x1="11.2cm" svg:y1="1.5cm" svg:x2="10.4cm" svg:y2="2.1cm">
          <text:p/>
        </draw:line>
        <draw:line draw:style-name="gr3" draw:text-style-name="P1" draw:layer="layout" svg:x1="11.2cm" svg:y1="1.5cm" svg:x2="10.8cm" svg:y2="1.8cm">
          <text:p/>
        </draw:line>
        <draw:line draw:style-name="gr3" draw:text-style-name="P1" draw:layer="layout" svg:x1="11.6cm" svg:y1="1.5cm" svg:x2="10.8cm" svg:y2="2.1cm">
          <text:p/>
        </draw:line>
        <draw:line draw:style-name="gr3" draw:text-style-name="P1" draw:layer="layout" svg:x1="12cm" svg:y1="1.5cm" svg:x2="11.2cm" svg:y2="2.1cm">
          <text:p/>
        </draw:line>
        <draw:line draw:style-name="gr3" draw:text-style-name="P1" draw:layer="layout" svg:x1="12cm" svg:y1="1.5cm" svg:x2="11.6cm" svg:y2="1.8cm">
          <text:p/>
        </draw:line>
        <draw:line draw:style-name="gr3" draw:text-style-name="P1" draw:layer="layout" svg:x1="12.4cm" svg:y1="1.5cm" svg:x2="11.6cm" svg:y2="2.1cm">
          <text:p/>
        </draw:line>
        <draw:line draw:style-name="gr3" draw:text-style-name="P1" draw:layer="layout" svg:x1="12.8cm" svg:y1="1.5cm" svg:x2="12cm" svg:y2="2.1cm">
          <text:p/>
        </draw:line>
        <draw:line draw:style-name="gr3" draw:text-style-name="P1" draw:layer="layout" svg:x1="12.8cm" svg:y1="1.5cm" svg:x2="12.4cm" svg:y2="1.8cm">
          <text:p/>
        </draw:line>
        <draw:line draw:style-name="gr3" draw:text-style-name="P1" draw:layer="layout" svg:x1="13.2cm" svg:y1="1.5cm" svg:x2="12.4cm" svg:y2="2.1cm">
          <text:p/>
        </draw:line>
        <draw:line draw:style-name="gr3" draw:text-style-name="P1" draw:layer="layout" svg:x1="13.2cm" svg:y1="1.5cm" svg:x2="12.8cm" svg:y2="1.8cm">
          <text:p/>
        </draw:line>
        <draw:line draw:style-name="gr3" draw:text-style-name="P1" draw:layer="layout" svg:x1="13.5cm" svg:y1="1.563cm" svg:x2="12.8cm" svg:y2="2.1cm">
          <text:p/>
        </draw:line>
        <draw:line draw:style-name="gr3" draw:text-style-name="P1" draw:layer="layout" svg:x1="13.5cm" svg:y1="1.88cm" svg:x2="13.2cm" svg:y2="2.1cm">
          <text:p/>
        </draw:line>
        <draw:frame draw:style-name="gr9" draw:text-style-name="P8" draw:layer="layout" svg:width="0.959cm" svg:height="0.962cm" svg:x="7.3cm" svg:y="1.338cm">
          <draw:text-box>
            <text:p>H</text:p>
          </draw:text-box>
        </draw:frame>
        <draw:frame draw:style-name="gr9" draw:text-style-name="P8" draw:layer="layout" svg:width="0.853cm" svg:height="0.962cm" svg:x="8cm" svg:y="2.3cm">
          <draw:text-box>
            <text:p>1</text:p>
          </draw:text-box>
        </draw:frame>
        <draw:frame draw:style-name="gr9" draw:text-style-name="P8" draw:layer="layout" svg:width="1.628cm" svg:height="0.962cm" svg:x="12.7cm" svg:y="2.3cm">
          <draw:text-box>
            <text:p>size</text:p>
          </draw:text-box>
        </draw:frame>
        <draw:frame draw:style-name="gr9" draw:text-style-name="P8" draw:layer="layout" svg:width="2.932cm" svg:height="0.962cm" svg:x="16.5cm" svg:y="2.3cm">
          <draw:text-box>
            <text:p>maxSize</text:p>
          </draw:text-box>
        </draw:frame>
        <draw:custom-shape draw:style-name="gr5" draw:text-style-name="P5" draw:layer="layout" svg:width="1cm" svg:height="1.1cm" svg:x="25cm" svg:y="7.302cm">
          <text:p text:style-name="P4"><text:span text:style-name="T1">11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cm" svg:height="1.1cm" svg:x="24cm" svg:y="7.302cm">
          <text:p text:style-name="P4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cm" svg:height="1.1cm" svg:x="26cm" svg:y="7.302cm">
          <text:p text:style-name="P4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cm" svg:height="1.1cm" svg:x="24cm" svg:y="8.402cm">
          <text:p text:style-name="P2">29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cm" svg:height="1.1cm" svg:x="25cm" svg:y="8.402cm">
          <text:p text:style-name="P2">2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cm" svg:height="1.1cm" svg:x="26cm" svg:y="8.402cm">
          <text:p text:style-name="P2">6</text:p>
          <draw:enhanced-geometry svg:viewBox="0 0 21600 21600" draw:type="rectangle" draw:enhanced-path="M 0 0 L 21600 0 21600 21600 0 21600 0 0 Z N"/>
        </draw:custom-shape>
        <draw:frame draw:style-name="gr9" draw:text-style-name="P10" draw:layer="layout" svg:width="4.363cm" svg:height="1.673cm" svg:x="16.9cm" svg:y="4.2cm">
          <draw:text-box>
            <text:p text:style-name="P9"><text:span text:style-name="T1">size=9</text:span></text:p>
            <text:p text:style-name="P9"><text:span text:style-name="T1">maxSize = 12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8.5cm" fo:page-height="12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11-24T10:45:45.488000000</meta:creation-date>
    <dc:date>2021-11-25T11:37:45</dc:date>
    <meta:editing-duration>PT1H24M7S</meta:editing-duration>
    <meta:editing-cycles>104</meta:editing-cycles>
    <meta:generator>LibreOffice/5.4.3.2$Windows_X86_64 LibreOffice_project/92a7159f7e4af62137622921e809f8546db437e5</meta:generator>
    <meta:document-statistic meta:object-count="77"/>
  </office:meta>
</office:document-meta>
</file>